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Kateřino,</text:p>
      <text:p text:style-name="Normal">v tento den plný lásky, jsem si nemohl nepřipomenout, jak úžasné je, že sdílíme keltské znamení Javor. Lišíme se mnohým, a přesto nás spojuje síla tohoto starodávného ducha. Javor symbolizuje rovnováhu a uzdravení, což je něco, co v tobě vidím každý den. Tvá schopnost léčit a pomáhat druhým, nejen tvůj nádherný charakter, ale i ochrana tvého anděla strážného Rafaëla, která tě dělá opravdu jedinečnou.</text:p>
      <text:p text:style-name="Normal">Mé přání pro tebe k Valentýnu je, aby tvoje cesta byla osvětlena láskou, uzdravením a radostí, kterou rozséváš. Ať je tvůj směr pevně ukotvený v rovnováze tvého znamení, které s tebou sdílím. Vzájemná propojenost nás může vést k nevídané harmonii, jež přináší pevnost i v těch nejtěžších časech.</text:p>
      <text:p text:style-name="Normal">S láskou a obdivem, tvůj spolužák, který tě obdivuje z dálk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